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16.351cm" table:align="right" style:writing-mode="lr-tb"/>
    </style:style>
    <style:style style:name="Table2.A" style:family="table-column">
      <style:table-column-properties style:column-width="2.593cm"/>
    </style:style>
    <style:style style:name="Table2.C" style:family="table-column">
      <style:table-column-properties style:column-width="11.165cm"/>
    </style:style>
    <style:style style:name="Table2.1" style:family="table-row">
      <style:table-row-properties style:min-row-height="0.741cm"/>
    </style:style>
    <style:style style:name="Table2.A1" style:family="table-cell">
      <style:table-cell-properties style:vertical-align="middle"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97cm" fo:border="0.002cm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Foot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fo:font-size="18pt" style:font-size-asian="18pt" style:font-size-complex="18pt"/>
    </style:style>
    <style:style style:name="P13" style:family="paragraph" style:parent-style-name="Standard">
      <style:text-properties fo:font-size="12pt" fo:language="en" fo:country="US" style:font-size-asian="12pt" style:font-size-complex="12pt"/>
    </style:style>
    <style:style style:name="P14" style:family="paragraph" style:parent-style-name="Heading_20_1" style:master-page-name="First_20_Page">
      <style:paragraph-properties style:page-number="auto"/>
    </style:style>
    <style:style style:name="P15" style:family="paragraph">
      <style:paragraph-properties style:writing-mode="lr-tb"/>
    </style:style>
    <style:style style:name="P16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font-name="Helvetica-Bold" fo:font-weight="bold" style:font-name-asian="Helvetica-Bold" style:font-weight-asian="bold" style:font-name-complex="Helvetica-Bold" style:font-weight-complex="bold"/>
    </style:style>
    <style:style style:name="T6" style:family="text">
      <style:text-properties style:use-window-font-color="true" style:text-position="super 58%" style:font-name="Arial-BoldMT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style:font-name="Arial-BoldMT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style:font-name="ArialMT" fo:font-size="14pt" fo:font-weight="bold" fo:background-color="transparent" style:font-name-asian="ArialMT" style:font-size-asian="14pt" style:font-weight-asian="bold" style:font-name-complex="ArialMT" style:font-size-complex="14pt" style:font-weight-complex="bold"/>
    </style:style>
    <style:style style:name="T9" style:family="text">
      <style:text-properties style:use-window-font-color="true" style:font-name="Helvetica" fo:font-weight="normal" style:font-name-asian="Helvetica" style:font-weight-asian="normal" style:font-name-complex="Helvetica" style:font-weight-complex="normal"/>
    </style:style>
    <style:style style:name="T10" style:family="text">
      <style:text-properties fo:font-size="8pt" style:font-size-asian="8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05553121962112" text:id="ct105553121962112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05553119902400" text:id="ct10555311990240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5553119922560" text:id="ct10555311992256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5553119914880" text:id="ct10555311991488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5553119887232" text:id="ct105553119887232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05553119922368" text:id="ct105553119922368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105553121962112"/><text:change-start text:change-id="ct105553119902400"/>Adopt<text:change-end text:change-id="ct105553119902400"/>ed<text:change-start text:change-id="ct105553119922560"/> as a <text:change-end text:change-id="ct105553119922560"/>NMRA <text:change-start text:change-id="ct105553119914880"/>Standard<text:change-end text:change-id="ct105553119914880"/></text:h>
      </text:section>
      <text:p text:style-name="Standard">The OpenLCB Standard document appended to this cover sheet has been formally adopted as a NMRA Standard by the NMRA Board of Directors on the date shown in the <text:span text:style-name="T14">Adopted</text:span> column in the <text:span text:style-name="T13">Version History</text:span> table below.</text:p>
      <text:h text:style-name="Heading_20_1" text:outline-level="1"><text:change text:change-id="ct105553119887232"/><text:change-start text:change-id="ct105553119922368"/>Version History<text:change-end text:change-id="ct105553119922368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_20_2" draw:display-name="Dash 2" draw:style="rect" draw:dots1="1" draw:dots1-length="0.052cm" draw:distance="0.052cm"/>
    <draw:stroke-dash draw:name="Dash_20_3" draw:display-name="Dash 3" draw:style="rect" draw:dots1="1" draw:dots1-length="0.079cm" draw:distance="0.079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3cm" fo:orphans="2" fo:widows="2" fo:text-indent="0cm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="100%" fo:margin-left="0cm" fo:margin-right="0cm" fo:margin-top="0cm" fo:margin-bottom="0cm" fo:text-align="center" style:justify-single-word="false" fo:hyphenation-ladder-count="no-limit" fo:text-indent="0cm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176cm" fo:margin-bottom="0.176cm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size="14pt" fo:language="en" fo:country="US" style:font-name-asian="Arial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size="24pt" fo:language="en" fo:country="US" fo:font-weight="bold" style:font-name-asian="Arial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127cm" fo:text-indent="-0.762cm" fo:margin-left="0.127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381cm" fo:text-indent="-1.016cm" fo:margin-left="0.381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635cm" fo:text-indent="-1.27cm" fo:margin-left="0.635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889cm" fo:text-indent="-1.524cm" fo:margin-left="0.889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143cm" fo:text-indent="-1.778cm" fo:margin-left="1.143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397cm" fo:text-indent="-2.032cm" fo:margin-left="1.397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651cm" fo:text-indent="-2.286cm" fo:margin-left="1.651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.905cm" fo:text-indent="-2.54cm" fo:margin-left="1.905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159cm" fo:text-indent="-2.794cm" fo:margin-left="2.159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413cm" fo:text-indent="-3.048cm" fo:margin-left="2.413cm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6.903cm" fo:margin-left="-0.199cm" fo:margin-right="-0.194cm" table:align="margins" style:writing-mode="lr-tb"/>
    </style:style>
    <style:style style:name="Table1.A" style:family="table-column">
      <style:table-column-properties style:column-width="6.258cm" style:rel-column-width="24263*"/>
    </style:style>
    <style:style style:name="Table1.B" style:family="table-column">
      <style:table-column-properties style:column-width="1.501cm" style:rel-column-width="5819*"/>
    </style:style>
    <style:style style:name="Table1.C" style:family="table-column">
      <style:table-column-properties style:column-width="5.583cm" style:rel-column-width="21644*"/>
    </style:style>
    <style:style style:name="Table1.D" style:family="table-column">
      <style:table-column-properties style:column-width="3.561cm" style:rel-column-width="13809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191cm" fo:border="none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1.A3" style:family="table-cell">
      <style:table-cell-properties style:vertical-align="top" fo:padding="0cm" fo:border="none" style:writing-mode="lr-tb"/>
    </style:style>
    <style:style style:name="Table1.C3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style:font-name="Arial-BoldMT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style:font-name="Arial-BoldMT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MT" fo:font-size="14pt" fo:font-weight="bold" fo:background-color="transparent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style:font-name="Helvetica-Bold" fo:font-weight="bold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style:font-name="Helvetica" fo:font-weight="normal" style:font-name-asian="Helvetica" style:font-weight-asian="normal" style:font-name-complex="Helvetica" style:font-weight-complex="normal"/>
    </style:style>
    <style:style style:name="MT12" style:family="text">
      <style:text-properties fo:font-size="8pt" style:font-size-asian="8pt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0.635cm" fo:margin-bottom="0.635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05cm" fo:margin-left="0cm" fo:margin-right="0cm" fo:margin-bottom="1.806cm" style:dynamic-spacing="true"/>
      </style:header-style>
      <style:footer-style>
        <style:header-footer-properties fo:min-height="1.905cm" fo:margin-left="0cm" fo:margin-right="0cm" fo:margin-top="1.806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0.635cm" fo:margin-bottom="0.635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05cm" fo:margin-left="0cm" fo:margin-right="0cm" fo:margin-bottom="1.806cm" style:dynamic-spacing="true"/>
      </style:header-style>
      <style:footer-style>
        <style:header-footer-properties fo:min-height="1.905cm" fo:margin-left="0cm" fo:margin-right="0cm" fo:margin-top="1.806cm" style:dynamic-spacing="true"/>
      </style:footer-style>
    </style:page-layout>
    <number:date-style style:name="N75" number:automatic-order="true">
      <number:day/>
      <number:text>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16.627cm" svg:height="6.651cm" draw:transform="skewX (-6.73624118882306E-017) rotate (0.7853981633973) translate (0.564444444444444cm 14.9560138888889cm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17T23:27:20.99" text:date-adjust="PT1440H00M00S"/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Standard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Event Transport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</table:table-cell>
            <table:table-cell table:style-name="Table1.C1" office:value-type="string">
              <text:p text:style-name="MP12"><text:span text:style-name="MT10">9.7.3.1-S</text:span><text:span text:style-name="MT11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NMRA Standard S-9.7.1</dc:title>
    <meta:initial-creator>Alex Shepherd</meta:initial-creator>
    <meta:creation-date>2009-01-22T07:11:27</meta:creation-date>
    <meta:editing-cycles>94</meta:editing-cycles>
    <meta:editing-duration>PT18H51M50S</meta:editing-duration>
    <meta:generator>OpenOffice/4.1.0$Unix OpenOffice.org_project/410m18$Build-9764</meta:generator>
    <dc:date>2015-02-17T23:27:20</dc:date>
    <dc:creator>Alex Shepherd</dc:creator>
    <meta:printed-by>Bob Jacobsen</meta:printed-by>
    <meta:print-date>2010-09-15T08:46:04</meta:print-date>
    <meta:document-statistic meta:table-count="2" meta:image-count="0" meta:object-count="0" meta:page-count="1" meta:paragraph-count="16" meta:word-count="77" meta:character-count="494"/>
  </office:meta>
</office:document-meta>
</file>